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40e31" officeooo:paragraph-rsid="00040e31"/>
    </style:style>
    <style:style style:name="P2" style:family="paragraph" style:parent-style-name="Header">
      <style:paragraph-properties fo:text-align="end" style:justify-single-word="false"/>
      <style:text-properties officeooo:rsid="00040e31" officeooo:paragraph-rsid="00040e31"/>
    </style:style>
    <style:style style:name="P3" style:family="paragraph" style:parent-style-name="Standard">
      <style:paragraph-properties fo:text-align="center" style:justify-single-word="false"/>
      <style:text-properties fo:font-size="22pt" fo:font-weight="bold" officeooo:rsid="00040e31" officeooo:paragraph-rsid="00040e31" style:font-size-asian="19.25pt" style:font-weight-asian="bold" style:font-size-complex="22pt" style:font-weight-complex="bold"/>
    </style:style>
    <style:style style:name="P4" style:family="paragraph" style:parent-style-name="Standard">
      <style:paragraph-properties fo:text-align="start" style:justify-single-word="false"/>
      <style:text-properties fo:font-size="12pt" fo:font-weight="bold" officeooo:rsid="0009714e" officeooo:paragraph-rsid="0009714e"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04c56a" officeooo:paragraph-rsid="0004c56a" style:font-size-asian="10.5pt" style:font-weight-asian="normal" style:font-size-complex="12pt" style:font-weight-complex="normal"/>
    </style:style>
    <style:style style:name="P6" style:family="paragraph" style:parent-style-name="Standard" style:list-style-name="L2">
      <style:paragraph-properties fo:text-align="start" style:justify-single-word="false"/>
      <style:text-properties fo:font-size="12pt" fo:font-weight="normal" officeooo:rsid="0004c56a" officeooo:paragraph-rsid="0004c56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4c56a" officeooo:paragraph-rsid="000632a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4c56a" officeooo:paragraph-rsid="0007c26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632a9" officeooo:paragraph-rsid="000632a9"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officeooo:rsid="000632a9" officeooo:paragraph-rsid="000632a9" style:font-size-asian="10.5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fo:font-size="12pt" fo:font-weight="normal" officeooo:rsid="0007c26e" officeooo:paragraph-rsid="0007c26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7c26e" officeooo:paragraph-rsid="0007c26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9714e" officeooo:paragraph-rsid="0009714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b75a2" officeooo:paragraph-rsid="000b75a2"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officeooo:paragraph-rsid="0004c56a"/>
    </style:style>
    <style:style style:name="P16" style:family="paragraph" style:parent-style-name="Standard">
      <style:paragraph-properties fo:text-align="start" style:justify-single-word="false"/>
      <style:text-properties officeooo:paragraph-rsid="0004c56a"/>
    </style:style>
    <style:style style:name="P17" style:family="paragraph" style:parent-style-name="Standard" style:list-style-name="L1">
      <style:paragraph-properties fo:text-align="start" style:justify-single-word="false"/>
      <style:text-properties officeooo:rsid="0004c56a" officeooo:paragraph-rsid="0004c56a"/>
    </style:style>
    <style:style style:name="P18" style:family="paragraph" style:parent-style-name="Standard">
      <style:paragraph-properties fo:text-align="start" style:justify-single-word="false"/>
      <style:text-properties officeooo:rsid="0004c56a" officeooo:paragraph-rsid="0004c56a"/>
    </style:style>
    <style:style style:name="P19" style:family="paragraph" style:parent-style-name="Standard">
      <style:paragraph-properties fo:text-align="start" style:justify-single-word="false"/>
      <style:text-properties style:font-name="Liberation Serif1" fo:font-size="12pt" fo:font-weight="normal" officeooo:rsid="0009714e" officeooo:paragraph-rsid="0009714e"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4c56a" style:font-size-asian="10.5pt" style:font-weight-asian="normal" style:font-size-complex="12pt" style:font-weight-complex="normal"/>
    </style:style>
    <style:style style:name="T3" style:family="text">
      <style:text-properties officeooo:rsid="000632a9"/>
    </style:style>
    <style:style style:name="T4" style:family="text">
      <style:text-properties officeooo:rsid="0007c26e"/>
    </style:style>
    <style:style style:name="T5" style:family="text">
      <style:text-properties style:font-name="Courier"/>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port Partie A</text:p>
      <text:p text:style-name="P3"/>
      <text:p text:style-name="P5">Note préliminaire :</text:p>
      <text:p text:style-name="P5">Nous n’avons pas pu terminer la partie A du projet à temps. L’exercice 3 est en cours d’implémentation, et les structures d’AVL de l’exercice 4 également. Par conséquent, nous n’avons aucunes comparaisons de données à vous présenter.</text:p>
      <text:p text:style-name="P5"/>
      <text:p text:style-name="P5">Les fonctions en rapport avec l’exercice 1 sont dans le(s) fichier(s) :</text:p>
      <text:list xml:id="list2231554335179894309" text:style-name="L1">
        <text:list-item>
          <text:p text:style-name="P15"><text:span text:style-name="T2">Netlist.c</text:span></text:p>
        </text:list-item>
        <text:list-item>
          <text:p text:style-name="P17"><text:span text:style-name="T1">SVGwriter.c</text:span></text:p>
        </text:list-item>
        <text:list-item>
          <text:p text:style-name="P17"><text:span text:style-name="T1">svgNetlist.c</text:span></text:p>
        </text:list-item>
      </text:list>
      <text:p text:style-name="P18"><text:span text:style-name="T1"/></text:p>
      <text:p text:style-name="P16"><text:span text:style-name="T2"/></text:p>
      <text:p text:style-name="P5">Les fonctions en rapport avec l’exercice 2 sont dans le(s) fichier(s) :</text:p>
      <text:list xml:id="list6184845152216468147" text:style-name="L2">
        <text:list-item>
          <text:p text:style-name="P6">intersec.c</text:p>
        </text:list-item>
        <text:list-item>
          <text:p text:style-name="P6">testintersec.c</text:p>
        </text:list-item>
      </text:list>
      <text:p text:style-name="P5"/>
      <text:p text:style-name="P7">Les fonctions en rapport avec l’exercice <text:span text:style-name="T3">3</text:span> sont dans le(s) fichier(s) :</text:p>
      <text:list xml:id="list194210696809418" text:continue-numbering="true" text:style-name="L2">
        <text:list-item>
          <text:p text:style-name="P10">balayage.c</text:p>
        </text:list-item>
        <text:list-item>
          <text:p text:style-name="P10">hachage.c</text:p>
        </text:list-item>
        <text:list-item>
          <text:p text:style-name="P10">testbalayage.c</text:p>
        </text:list-item>
      </text:list>
      <text:p text:style-name="P9"/>
      <text:p text:style-name="P8">Les fonctions en rapport avec l’exercice <text:span text:style-name="T4">4</text:span> sont dans le(s) fichier(s) :</text:p>
      <text:list xml:id="list4067474007080727970" text:style-name="L3">
        <text:list-item>
          <text:p text:style-name="P11">avl.c</text:p>
        </text:list-item>
      </text:list>
      <text:p text:style-name="P12"/>
      <text:p text:style-name="P13">Le fichier whatsnew.txt contient une trace de tous les changements apportés au projet depuis le 05/03/2019.</text:p>
      <text:p text:style-name="P13"/>
      <text:p text:style-name="P13">Pour l’échéancier E, nous avons choisi de l’implémenter par une table de hachage sur listes. La taille de hachage est de taille celle du nombre d’abscisse, multipliée par 3. Ceci permet de stocker dans les trois « tiers » d’abscisse respectivement les extrémités gauches, les segments verticaux et enfin les extrémités droite. De cette façon, un parcours du tableau permet directement d’obtenir les extrémités dans le bon ordre. Les listes sont rangées à l’insertion d’un nouvel élément (il est placé au bon endroit, en fonction de son ordonnée y).</text:p>
      <text:p text:style-name="P13"/>
      <text:p text:style-name="P13">Un certain nombre de fichiers tests sont disponibles, mais les makefiles correspondant ne le sont pas.</text:p>
      <text:p text:style-name="P13"/>
      <text:p text:style-name="P13">Voici rapidement comment compiler certains d’entre eux :</text:p>
      <text:p text:style-name="P13"/>
      <text:p text:style-name="P4">svgtest.c</text:p>
      <text:p text:style-name="P19">gcc -o svgtest svgtest.c Netlist.c SVGwriter.c tools.c svgNetlist.c </text:p>
      <text:p text:style-name="P13"/>
      <text:p text:style-name="P4">testintersec.c</text:p>
      <text:p text:style-name="P14">gcc -o testintersec testintersec.c Netlist.c tools.c intersec.c</text:p>
      <text:p text:style-name="P13"/>
      <text:p text:style-name="P13">Les autres fichiers tests ne sont pas perti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0e31" officeooo:paragraph-rsid="00040e31"/>
    </style:style>
    <style:style style:name="MP2" style:family="paragraph" style:parent-style-name="Header">
      <style:paragraph-properties fo:text-align="end" style:justify-single-word="false"/>
      <style:text-properties officeooo:rsid="00040e31" officeooo:paragraph-rsid="00040e31"/>
    </style:style>
    <style:style style:name="M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section text:style-name="MSect1" text:name="Section1">
          <text:p text:style-name="MP1">ROSE Bruce 3700694</text:p>
          <text:p text:style-name="MP1">BENMANSOUR ELIES 3504377</text:p>
          <text:p text:style-name="MP2">27/03/2019</text:p>
          <text:p text:style-name="MP2">2I006 - Algorithmique</text:p>
        </text:section>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E </meta:initial-creator>
    <meta:creation-date>2019-03-27T19:09:03.208745706</meta:creation-date>
    <dc:date>2019-03-27T19:41:57.839776405</dc:date>
    <dc:creator>ROSE </dc:creator>
    <meta:editing-duration>PT32M13S</meta:editing-duration>
    <meta:editing-cycles>9</meta:editing-cycles>
    <meta:generator>LibreOffice/5.2.7.2$Linux_X86_64 LibreOffice_project/20m0$Build-2</meta:generator>
    <meta:document-statistic meta:table-count="0" meta:image-count="0" meta:object-count="0" meta:page-count="1" meta:paragraph-count="29" meta:word-count="273" meta:character-count="1744" meta:non-whitespace-character-count="1508"/>
  </office:meta>
</office:document-meta>
</file>